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0dd162" officeooo:paragraph-rsid="000dd162"/>
    </style:style>
    <style:style style:name="P2" style:family="paragraph" style:parent-style-name="Text_20_body" style:list-style-name="L1">
      <style:text-properties officeooo:rsid="00110f07" officeooo:paragraph-rsid="00110f07"/>
    </style:style>
    <style:style style:name="P3" style:family="paragraph" style:parent-style-name="Text_20_body" style:list-style-name="L2">
      <style:text-properties officeooo:rsid="00110f07" officeooo:paragraph-rsid="00110f07"/>
    </style:style>
    <style:style style:name="P4" style:family="paragraph" style:parent-style-name="Text_20_body" style:list-style-name="L1">
      <style:text-properties officeooo:rsid="000ff9a7" officeooo:paragraph-rsid="000ff9a7"/>
    </style:style>
    <style:style style:name="P5" style:family="paragraph" style:parent-style-name="Text_20_body" style:list-style-name="L2">
      <style:text-properties officeooo:rsid="0014474a" officeooo:paragraph-rsid="0019faf1"/>
    </style:style>
    <style:style style:name="P6" style:family="paragraph" style:parent-style-name="Text_20_body" style:list-style-name="L2">
      <style:text-properties officeooo:rsid="0019faf1" officeooo:paragraph-rsid="0019faf1"/>
    </style:style>
    <style:style style:name="P7" style:family="paragraph" style:parent-style-name="Text_20_body" style:list-style-name="L2">
      <style:text-properties officeooo:rsid="0018db7c" officeooo:paragraph-rsid="00209299"/>
    </style:style>
    <style:style style:name="P8" style:family="paragraph" style:parent-style-name="Text_20_body" style:list-style-name="L3">
      <style:text-properties officeooo:rsid="0018db7c" officeooo:paragraph-rsid="0018db7c"/>
    </style:style>
    <style:style style:name="P9" style:family="paragraph" style:parent-style-name="Text_20_body" style:list-style-name="L2">
      <style:text-properties officeooo:rsid="001b0dd4" officeooo:paragraph-rsid="001b0dd4"/>
    </style:style>
    <style:style style:name="P10" style:family="paragraph" style:parent-style-name="Text_20_body" style:list-style-name="L4">
      <style:text-properties officeooo:rsid="001a40f8" officeooo:paragraph-rsid="001a40f8"/>
    </style:style>
    <style:style style:name="P11" style:family="paragraph" style:parent-style-name="Text_20_body" style:list-style-name="L5">
      <style:text-properties officeooo:rsid="001ec9eb" officeooo:paragraph-rsid="001ec9eb"/>
    </style:style>
    <style:style style:name="P12" style:family="paragraph" style:parent-style-name="Text_20_body" style:list-style-name="L3">
      <style:text-properties officeooo:rsid="00222054" officeooo:paragraph-rsid="00222054"/>
    </style:style>
    <style:style style:name="T1" style:family="text">
      <style:text-properties officeooo:rsid="00128d39"/>
    </style:style>
    <style:style style:name="T2" style:family="text">
      <style:text-properties officeooo:rsid="0015bb65"/>
    </style:style>
    <style:style style:name="T3" style:family="text">
      <style:text-properties officeooo:rsid="001ec9eb"/>
    </style:style>
    <style:style style:name="T4" style:family="text">
      <style:text-properties officeooo:rsid="00209299"/>
    </style:style>
    <style:style style:name="T5" style:family="text">
      <style:text-properties officeooo:rsid="0023cf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</text:p>
      <text:h text:style-name="Heading_20_1" text:outline-level="1">Deel 1: Wat is een Raspberry Pi?</text:h>
      <text:list xml:id="list424401703369318119" text:style-name="L1">
        <text:list-item>
          <text:p text:style-name="P2"><text:span text:style-name="T3">I</text:span>n <text:span text:style-name="T3">het</text:span> klaslokaal met voor elk groepje een raspberry pi aangesloten aan een scherm en verbonden met het internet (wrs WiFi <text:span text:style-name="T3">aangezien er niet genoeg ethernetkabels zullen zijn</text:span>)</text:p>
        </text:list-item>
        <text:list-item>
          <text:p text:style-name="P4">Een raspberry pi is gewoon een kleine computer, laat de kinderen gewoon een keer op het internet gaan of een bestand openen…</text:p>
        </text:list-item>
        <text:list-item>
          <text:p text:style-name="P4">Laat zien waarvoor de Raspberry Pi eigenlijk vooral gebruikt wordt. Dit zijn specifieke applicaties, laat enkele van deze applicaties zien <text:span text:style-name="T3">(foto’s/filmpjes...)</text:span>.</text:p>
        </text:list-item>
      </text:list>
      <text:h text:style-name="Heading_20_1" text:outline-level="1">Deel 2: Aansluiten van de verschillende sensoren aan de Raspberry Pi</text:h>
      <text:list xml:id="list8636818943750583535" text:style-name="L2">
        <text:list-item>
          <text:p text:style-name="P3">Leg uit wat voor verschillende sensoren <text:span text:style-name="T1">er allemaal beschikbaar zijn</text:span></text:p>
        </text:list-item>
        <text:list-item>
          <text:p text:style-name="P6">Opdracht: Laat de kinderen een alarmsysteem bouwen met de sensoren beschikbaar. Geef een aantal ‘requirements’: alarm moet aan en uitgezet kunnen worden, alarm aan en deur open = alarm...</text:p>
        </text:list-item>
        <text:list-item>
          <text:p text:style-name="P5">Laat de kinderen de sensoren correct verbinden met de raspberry pi, <text:span text:style-name="T2">voorzie scriptjes waarbij de output kan getest worden vb. laat de buzzer zoemen, laat een LEDje branden. Hiermee hebben de kinderen telkens een visuele/auditieve stimulans. Best de leerlingen niet laten werken met male-to-male aangezien ze hier kortsluiting kunnen maken enz. </text:span></text:p>
        </text:list-item>
        <text:list-item>
          <text:p text:style-name="P7">Dit doen we best met de RPi draadloos verbonden met een laptop (dus evenveel laptops als RPi moeten voorzien worden). <text:span text:style-name="T4">Zo kunnen ze prullen met de Rpi aan de deur en met de laptop ergens anders gaan zitten.</text:span> <text:span text:style-name="T4">Miss ook een korte uitleg hierover en ze zelf de RPi laten verbinden met de laptop. </text:span></text:p>
        </text:list-item>
        <text:list-item>
          <text:p text:style-name="P9">De componenten moeten ook correct geplaatst worden tegen de deur</text:p>
        </text:list-item>
      </text:list>
      <text:h text:style-name="Heading_20_1" text:outline-level="1">Deel 3: Configureren van het alarmsysteem</text:h>
      <text:list xml:id="list6712252601364025880" text:style-name="L3">
        <text:list-item>
          <text:p text:style-name="P8">Laat de kinderen de verschillende componenten correct (in- en output devices) verbinden dmv scriptjes</text:p>
        </text:list-item>
        <text:list-item>
          <text:p text:style-name="P12">Let hierbij op met de verschillende configuraties die de kinderen zelf kunnen maken</text:p>
        </text:list-item>
      </text:list>
      <text:h text:style-name="Heading_20_1" text:outline-level="1">Deel 4: Inbreken</text:h>
      <text:list xml:id="list5842589814531917272" text:style-name="L4">
        <text:list-item>
          <text:p text:style-name="P10">Laat de kinderen hun eigen installatie <text:span text:style-name="T5">of die van een ander groepje</text:span> omzeile<text:span text:style-name="T5">n</text:span></text:p>
        </text:list-item>
      </text:list>
      <text:h text:style-name="Heading_20_1" text:outline-level="1"><text:soft-page-break/>(eventueel) Deel 5: Leer de kinderen een scriptje schrijven</text:h>
      <text:list xml:id="list7315595313470585871" text:style-name="L5">
        <text:list-item>
          <text:p text:style-name="P11">Leer de kinderen basis compenenten zoals if-then-else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7:06:25.119362100</meta:creation-date>
    <dc:date>2017-03-04T20:31:08.726618977</dc:date>
    <meta:editing-duration>PT5H32M2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18" meta:word-count="321" meta:character-count="1959" meta:non-whitespace-character-count="1666"/>
  </office:meta>
</office:document-meta>
</file>